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D000001A3312C7A7F2D8612C9.png" manifest:media-type="image/png"/>
  <manifest:file-entry manifest:full-path="Pictures/10000201000002EE000002EE8EEBA35097E0CEE3.png" manifest:media-type="image/png"/>
  <manifest:file-entry manifest:full-path="Pictures/10000201000002800000026F349698EFE209423E.png" manifest:media-type="image/png"/>
  <manifest:file-entry manifest:full-path="Pictures/100002010000012C000000A84F80F44412151410.png" manifest:media-type="image/png"/>
  <manifest:file-entry manifest:full-path="Pictures/100002010000021C000001FDC36429345458BE87.png" manifest:media-type="image/png"/>
  <manifest:file-entry manifest:full-path="Pictures/10000201000002D80000029575B8E5604FD5987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.452in" svg:height="1.452in" draw:z-index="0"><draw:image xlink:href="Pictures/10000201000002EE000002EE8EEBA35097E0CEE3.png" xlink:type="simple" xlink:show="embed" xlink:actuate="onLoad"/></draw:frame><draw:frame draw:style-name="fr2" draw:name="Image2" text:anchor-type="paragraph" svg:x="4.5898in" svg:y="0.5339in" svg:width="1.4256in" svg:height="1.2953in" draw:z-index="1"><draw:image xlink:href="Pictures/10000201000002D80000029575B8E5604FD5987F.png" xlink:type="simple" xlink:show="embed" xlink:actuate="onLoad"/></draw:frame><draw:frame draw:style-name="fr2" draw:name="Image3" text:anchor-type="paragraph" svg:x="-0.9047in" svg:y="-0.0654in" svg:width="3.1252in" svg:height="1.75in" draw:z-index="2"><draw:image xlink:href="Pictures/100002010000012C000000A84F80F44412151410.png" xlink:type="simple" xlink:show="embed" xlink:actuate="onLoad"/></draw:frame><draw:frame draw:style-name="fr2" draw:name="Image4" text:anchor-type="paragraph" svg:x="1.1118in" svg:y="2.0445in" svg:width="2.4098in" svg:height="2.2717in" draw:z-index="3"><draw:image xlink:href="Pictures/100002010000021C000001FDC36429345458BE87.png" xlink:type="simple" xlink:show="embed" xlink:actuate="onLoad"/></draw:frame><draw:frame draw:style-name="fr2" draw:name="Image5" text:anchor-type="paragraph" svg:x="5.1335in" svg:y="2.0701in" svg:width="1.9717in" svg:height="1.9193in" draw:z-index="4"><draw:image xlink:href="Pictures/10000201000002800000026F349698EFE209423E.png" xlink:type="simple" xlink:show="embed" xlink:actuate="onLoad"/></draw:frame><draw:frame draw:style-name="fr2" draw:name="Image6" text:anchor-type="paragraph" svg:x="-0.2874in" svg:y="4.5835in" svg:width="3.411in" svg:height="2.3626in" draw:z-index="5"><draw:image xlink:href="Pictures/100002010000025D000001A3312C7A7F2D8612C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9:30:09.529314290</meta:creation-date>
    <meta:generator>LibreOffice/5.1.6.2$Linux_X86_64 LibreOffice_project/10m0$Build-2</meta:generator>
    <dc:date>2018-08-20T19:37:19.463540193</dc:date>
    <meta:editing-duration>PT7M10S</meta:editing-duration>
    <meta:editing-cycles>1</meta:editing-cycles>
    <meta:document-statistic meta:table-count="0" meta:image-count="6" meta:object-count="0" meta:page-count="1" meta:paragraph-count="0" meta:word-count="0" meta:character-count="0" meta:non-whitespace-character-count="0"/>
  </office:meta>
</office:document-meta>
</file>